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IGDT" svg:font-family="AIGDT" style:font-pitch="variable" style:font-charset="x-symbo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a7074b" loext:opacity="100%" style:font-name="AIGDT" fo:font-size="12pt" fo:font-style="italic" style:text-underline-style="none" fo:font-weight="bold" officeooo:rsid="000226f4" officeooo:paragraph-rsid="000226f4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text-properties style:font-name="AIGDT" fo:font-size="12pt" fo:font-style="italic" style:text-underline-style="none" fo:font-weight="bold" officeooo:rsid="000226f4" officeooo:paragraph-rsid="000226f4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color="#c9211e" loext:opacity="100%" style:font-name="AIGDT" fo:font-size="12pt" fo:font-style="italic" style:text-underline-style="none" fo:font-weight="bold" officeooo:rsid="000226f4" officeooo:paragraph-rsid="000226f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 style:master-page-name="">
      <loext:graphic-properties draw:fill="none"/>
      <style:paragraph-properties fo:margin-left="11cm" fo:margin-right="0cm" fo:text-align="end" style:justify-single-word="false" fo:text-indent="0cm" style:auto-text-indent="false" style:page-number="auto" fo:background-color="transparent"/>
      <style:text-properties style:font-name="AIGDT" fo:font-size="12pt" fo:font-style="italic" fo:font-weight="bold" officeooo:rsid="000226f4" officeooo:paragraph-rsid="000226f4" fo:background-color="#ff972f" style:font-size-asian="12pt" style:font-style-asian="italic" style:font-weight-asian="bold" style:font-size-complex="1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N SUTHAN</text:p>
      <text:p text:style-name="P2">22</text:p>
      <text:p text:style-name="P2">MUKKALIL</text:p>
      <text:p text:style-name="P2">KAYANNA</text:p>
      <text:p text:style-name="P3">PERAMBRA</text:p>
      <text:p text:style-name="P2">KOZIKODE</text:p>
      <text:p text:style-name="P4">67352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IGDT" svg:font-family="AIGDT" style:font-pitch="variable" style:font-charset="x-symbo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14:24:01.106791200</meta:creation-date>
    <dc:date>2026-02-16T14:36:22.897897000</dc:date>
    <meta:editing-duration>PT12M23S</meta:editing-duration>
    <meta:editing-cycles>1</meta:editing-cycles>
    <meta:document-statistic meta:table-count="0" meta:image-count="0" meta:object-count="0" meta:page-count="1" meta:paragraph-count="7" meta:word-count="8" meta:character-count="49" meta:non-whitespace-character-count="48"/>
    <meta:generator>LibreOffice/25.8.4.2$Windows_X86_64 LibreOffice_project/290daaa01b999472f0c7a3890eb6a550fd74c6df</meta:generator>
  </office:meta>
</office:document-meta>
</file>